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!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G3(Output)</text:p>
          </table:table-cell>
          <table:table-cell office:value-type="string" calcext:value-type="string">
            <text:p>G3(prediction)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.374" calcext:value-type="float">
            <text:p>15.374</text:p>
          </table:table-cell>
          <table:table-cell table:style-name="ce1" table:formula="of:=(([.E2]-[.F2])/[.E2])*100" office:value-type="float" office:value="3.9125" calcext:value-type="float">
            <text:p>3.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1816" calcext:value-type="float">
            <text:p>17.1816</text:p>
          </table:table-cell>
          <table:table-cell table:style-name="ce1" table:formula="of:=(([.E5]-[.F5])/[.E5])*100" office:value-type="float" office:value="-14.544" calcext:value-type="float">
            <text:p>-14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.3806" calcext:value-type="float">
            <text:p>8.3806</text:p>
          </table:table-cell>
          <table:table-cell table:style-name="ce1" table:formula="of:=(([.E6]-[.F6])/[.E6])*100" office:value-type="float" office:value="23.8127272727273" calcext:value-type="float">
            <text:p>23.8127272727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.6582" calcext:value-type="float">
            <text:p>8.6582</text:p>
          </table:table-cell>
          <table:table-cell table:style-name="ce1" table:formula="of:=(([.E7]-[.F7])/[.E7])*100" office:value-type="float" office:value="13.418" calcext:value-type="float">
            <text:p>13.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.8847" calcext:value-type="float">
            <text:p>10.8847</text:p>
          </table:table-cell>
          <table:table-cell table:style-name="ce1" table:formula="of:=(([.E8]-[.F8])/[.E8])*100" office:value-type="float" office:value="-8.84700000000001" calcext:value-type="float">
            <text:p>-8.8470000000000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.5058" calcext:value-type="float">
            <text:p>15.5058</text:p>
          </table:table-cell>
          <table:table-cell table:style-name="ce1" table:formula="of:=(([.E9]-[.F9])/[.E9])*100" office:value-type="float" office:value="3.08875" calcext:value-type="float">
            <text:p>3.08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.095" calcext:value-type="float">
            <text:p>12.095</text:p>
          </table:table-cell>
          <table:table-cell table:style-name="ce1" table:formula="of:=(([.E10]-[.F10])/[.E10])*100" office:value-type="float" office:value="-34.3888888888889" calcext:value-type="float">
            <text:p>-34.388888888888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07111" calcext:value-type="float">
            <text:p>10.07111</text:p>
          </table:table-cell>
          <table:table-cell table:style-name="ce1" table:formula="of:=(([.E11]-[.F11])/[.E11])*100" office:value-type="float" office:value="-0.711100000000009" calcext:value-type="float">
            <text:p>-0.71110000000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0043" calcext:value-type="float">
            <text:p>11.0043</text:p>
          </table:table-cell>
          <table:table-cell table:style-name="ce1" table:formula="of:=(([.E12]-[.F12])/[.E12])*100" office:value-type="float" office:value="-0.0390909090909149" calcext:value-type="float">
            <text:p>-0.039090909090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table:style-name="ce1" table:formula="of:=(([.E13]-[.F13])/[.E13])*100" office:value-type="float" office:value="9.16666666666666" calcext:value-type="float">
            <text:p>9.1666666666666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4298" calcext:value-type="float">
            <text:p>4.4298</text:p>
          </table:table-cell>
          <table:table-cell table:style-name="ce1" table:formula="of:=(([.E14]-[.F14])/[.E14])*100" office:value-type="float" office:value="26.17" calcext:value-type="float">
            <text:p>26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.752" calcext:value-type="float">
            <text:p>7.752</text:p>
          </table:table-cell>
          <table:table-cell table:style-name="ce1" table:formula="of:=(([.E15]-[.F15])/[.E15])*100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.4258" calcext:value-type="float">
            <text:p>14.4258</text:p>
          </table:table-cell>
          <table:table-cell table:style-name="ce1" table:formula="of:=(([.E16]-[.F16])/[.E16])*100" office:value-type="float" office:value="3.828" calcext:value-type="float">
            <text:p>3.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442" calcext:value-type="float">
            <text:p>9.442</text:p>
          </table:table-cell>
          <table:table-cell table:style-name="ce1" table:formula="of:=(([.E17]-[.F17])/[.E17])*100" office:value-type="float" office:value="5.58" calcext:value-type="float">
            <text:p>5.5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.6361" calcext:value-type="float">
            <text:p>15.6361</text:p>
          </table:table-cell>
          <table:table-cell table:style-name="ce1" table:formula="of:=(([.E18]-[.F18])/[.E18])*100" office:value-type="float" office:value="-4.24066666666667" calcext:value-type="float">
            <text:p>-4.2406666666666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.0961" calcext:value-type="float">
            <text:p>12.0961</text:p>
          </table:table-cell>
          <table:table-cell table:style-name="ce1" table:formula="of:=(([.E19]-[.F19])/[.E19])*100" office:value-type="float" office:value="-9.96454545454545" calcext:value-type="float">
            <text:p>-9.96454545454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604" calcext:value-type="float">
            <text:p>4.604</text:p>
          </table:table-cell>
          <table:table-cell table:style-name="ce1" table:formula="of:=(([.E20]-[.F20])/[.E20])*100" office:value-type="float" office:value="23.2666666666667" calcext:value-type="float">
            <text:p>23.2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4799" calcext:value-type="float">
            <text:p>18.4799</text:p>
          </table:table-cell>
          <table:table-cell table:style-name="ce1" table:formula="of:=(([.E21]-[.F21])/[.E21])*100" office:value-type="float" office:value="2.73736842105263" calcext:value-type="float">
            <text:p>2.73736842105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.288" calcext:value-type="float">
            <text:p>15.288</text:p>
          </table:table-cell>
          <table:table-cell table:style-name="ce1" table:formula="of:=(([.E22]-[.F22])/[.E22])*100"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92" calcext:value-type="float">
            <text:p>7.92</text:p>
          </table:table-cell>
          <table:table-cell table:style-name="ce1" table:formula="of:=(([.E23]-[.F23])/[.E23])*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.86" calcext:value-type="float">
            <text:p>11.86</text:p>
          </table:table-cell>
          <table:table-cell table:style-name="ce1" table:formula="of:=(([.E24]-[.F24])/[.E24])*100" office:value-type="float" office:value="1.16666666666667" calcext:value-type="float">
            <text:p>1.1666666666666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.41" calcext:value-type="float">
            <text:p>14.41</text:p>
          </table:table-cell>
          <table:table-cell table:style-name="ce1" table:formula="of:=(([.E25]-[.F25])/[.E25])*100" office:value-type="float" office:value="-2.92857142857143" calcext:value-type="float">
            <text:p>-2.9285714285714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.92" calcext:value-type="float">
            <text:p>9.92</text:p>
          </table:table-cell>
          <table:table-cell table:style-name="ce1" table:formula="of:=(([.E26]-[.F26])/[.E26])*100" office:value-type="float" office:value="9.81818181818182" calcext:value-type="float">
            <text:p>9.81818181818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.2</text:p>
          </table:table-cell>
          <table:table-cell table:style-name="ce1" table:formula="of:=(([.E27]-[.F27])/[.E27])*100" office:value-type="float" office:value="-1.25" calcext:value-type="float">
            <text:p>-1.2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.45" calcext:value-type="float">
            <text:p>14.45</text:p>
          </table:table-cell>
          <table:table-cell table:style-name="ce1" table:formula="of:=(([.E28]-[.F28])/[.E28])*100" office:value-type="float" office:value="-3.21428571428571" calcext:value-type="float">
            <text:p>-3.21428571428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.25" calcext:value-type="float">
            <text:p>14.25</text:p>
          </table:table-cell>
          <table:table-cell table:style-name="ce1" table:formula="of:=(([.E29]-[.F29])/[.E29])*100" office:value-type="float" office:value="-1.78571428571429" calcext:value-type="float">
            <text:p>-1.7857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table:style-name="ce1" table:formula="of:=(([.E30]-[.F30])/[.E30])*100" office:value-type="float" office:value="3.00000000000001" calcext:value-type="float">
            <text:p>3.00000000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table:style-name="ce1" table:formula="of:=(([.E31]-[.F31])/[.E31])*100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76" calcext:value-type="float">
            <text:p>9.76</text:p>
          </table:table-cell>
          <table:table-cell table:style-name="ce1" table:formula="of:=(([.E32]-[.F32])/[.E32])*100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18" calcext:value-type="float">
            <text:p>14.18</text:p>
          </table:table-cell>
          <table:table-cell table:style-name="ce1" table:formula="of:=(([.E33]-[.F33])/[.E33])*100" office:value-type="float" office:value="5.46666666666667" calcext:value-type="float">
            <text:p>5.4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.08" calcext:value-type="float">
            <text:p>15.08</text:p>
          </table:table-cell>
          <table:table-cell table:style-name="ce1" table:formula="of:=(([.E34]-[.F34])/[.E34])*100" office:value-type="float" office:value="-0.533333333333334" calcext:value-type="float">
            <text:p>-0.53333333333333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.46" calcext:value-type="float">
            <text:p>15.46</text:p>
          </table:table-cell>
          <table:table-cell table:style-name="ce1" table:formula="of:=(([.E35]-[.F35])/[.E35])*100" office:value-type="float" office:value="3.37499999999999" calcext:value-type="float">
            <text:p>3.3749999999999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table:style-name="ce1" table:formula="of:=(([.E36]-[.F36])/[.E36])*100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88" calcext:value-type="float">
            <text:p>8.88</text:p>
          </table:table-cell>
          <table:table-cell table:style-name="ce1" table:formula="of:=(([.E37]-[.F37])/[.E37])*100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.74" calcext:value-type="float">
            <text:p>8.74</text:p>
          </table:table-cell>
          <table:table-cell table:style-name="ce1" table:formula="of:=(([.E38]-[.F38])/[.E38])*100" office:value-type="float" office:value="-9.25" calcext:value-type="float">
            <text:p>-9.2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19" calcext:value-type="float">
            <text:p>12.19</text:p>
          </table:table-cell>
          <table:table-cell table:style-name="ce1" table:formula="of:=(([.E39]-[.F39])/[.E39])*100" office:value-type="float" office:value="-10.8181818181818" calcext:value-type="float">
            <text:p>-10.81818181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.54" calcext:value-type="float">
            <text:p>16.54</text:p>
          </table:table-cell>
          <table:table-cell table:style-name="ce1" table:formula="of:=(([.E40]-[.F40])/[.E40])*100" office:value-type="float" office:value="-10.2666666666667" calcext:value-type="float">
            <text:p>-10.266666666666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07" calcext:value-type="float">
            <text:p>11.07</text:p>
          </table:table-cell>
          <table:table-cell table:style-name="ce1" table:formula="of:=(([.E41]-[.F41])/[.E41])*100" office:value-type="float" office:value="-0.636363636363639" calcext:value-type="float">
            <text:p>-0.636363636363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.18" calcext:value-type="float">
            <text:p>12.18</text:p>
          </table:table-cell>
          <table:table-cell table:style-name="ce1" table:formula="of:=(([.E42]-[.F42])/[.E42])*100" office:value-type="float" office:value="-10.7272727272727" calcext:value-type="float">
            <text:p>-10.72727272727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42])" office:value-type="float" office:value="30.0215126490468" calcext:value-type="float">
            <text:p>30.0215126490468</text:p>
          </table:table-cell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6"/>
          <table:table-cell table:formula="of:=SUM([.G1:.G1048575])" office:value-type="float" office:value="60.0430252980936" calcext:value-type="float">
            <text:p>60.0430252980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0:07:58.498740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23:15:23.821431479</meta:creation-date>
    <dc:date>2020-04-28T01:05:33.435859304</dc:date>
    <meta:editing-duration>PT27M2S</meta:editing-duration>
    <meta:editing-cycles>7</meta:editing-cycles>
    <meta:generator>LibreOffice/6.3.5.2$Linux_X86_64 LibreOffice_project/30$Build-2</meta:generator>
    <meta:document-statistic meta:table-count="1" meta:cell-count="296" meta:object-count="0"/>
  </office:meta>
</office:document-meta>
</file>